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3.208cm" table:align="left"/>
    </style:style>
    <style:style style:name="表格1.A" style:family="table-column">
      <style:table-column-properties style:column-width="0.342cm"/>
    </style:style>
    <style:style style:name="表格1.B" style:family="table-column">
      <style:table-column-properties style:column-width="4.847cm"/>
    </style:style>
    <style:style style:name="表格1.C" style:family="table-column">
      <style:table-column-properties style:column-width="1.935cm"/>
    </style:style>
    <style:style style:name="表格1.D" style:family="table-column">
      <style:table-column-properties style:column-width="3.043cm"/>
    </style:style>
    <style:style style:name="表格1.E" style:family="table-column">
      <style:table-column-properties style:column-width="3.041cm"/>
    </style:style>
    <style:style style:name="表格1.A1" style:family="table-cell">
      <style:table-cell-properties style:vertical-align="middle" fo:padding="0.049cm" fo:border="none"/>
    </style:style>
    <style:style style:name="表格1.A3" style:family="table-cell">
      <style:table-cell-properties style:vertical-align="middle" fo:background-color="#99ff33" fo:padding="0.049cm" fo:border="none">
        <style:background-image/>
      </style:table-cell-properties>
    </style:style>
    <style:style style:name="表格1.A4" style:family="table-cell">
      <style:table-cell-properties style:vertical-align="middle" fo:background-color="#00cc00" fo:padding="0.049cm" fo:border="none">
        <style:background-image/>
      </style:table-cell-properties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officeooo:rsid="000591aa" officeooo:paragraph-rsid="000591aa" style:font-size-asian="10.5pt" style:font-size-complex="10.5pt"/>
    </style:style>
    <style:style style:name="P3" style:family="paragraph" style:parent-style-name="Table_20_Contents">
      <style:text-properties fo:font-size="10.5pt" style:font-size-asian="10.5pt" style:font-size-complex="10.5pt"/>
    </style:style>
    <style:style style:name="P4" style:family="paragraph" style:parent-style-name="Table_20_Contents">
      <style:paragraph-properties fo:text-align="end" style:justify-single-word="false"/>
      <style:text-properties fo:font-size="10.5pt" style:font-size-asian="10.5pt" style:font-size-complex="10.5pt" fo:padding="0cm" fo:border="none"/>
    </style:style>
    <style:style style:name="P5" style:family="paragraph" style:parent-style-name="Table_20_Contents">
      <style:text-properties officeooo:rsid="000591aa" officeooo:paragraph-rsid="000591aa"/>
    </style:style>
    <style:style style:name="T1" style:family="text">
      <style:text-properties fo:font-size="7.5pt" style:font-size-asian="7.5pt" style:font-size-complex="7.5pt"/>
    </style:style>
    <style:style style:name="T2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CNA 2015</text:p>
      <text:p text:style-name="P2">16.8.20</text:p>
      <text:p text:style-name="P2">http://codeforces.com/gym/100825</text:p>
      <text:p text:style-name="P1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Table_20_Contents"><text:a xlink:type="simple" xlink:href="http://codeforces.com/gym/100825/problem/A"><text:span text:style-name="T2">A </text:span></text:a></text:p>
          </table:table-cell>
          <table:table-cell table:style-name="表格1.A1" office:value-type="string">
            <text:p text:style-name="Table_20_Contents"><text:a xlink:type="simple" xlink:href="http://codeforces.com/gym/100825/problem/A"><text:span text:style-name="T2">Being Solarly Systematic</text:span></text:a><text:span text:style-name="T2"> </text:span></text:p>
            <text:p text:style-name="P4">standard input/output </text:p>
            <text:p text:style-name="P4">1 s, 256 MB </text:p>
          </table:table-cell>
          <table:table-cell table:style-name="表格1.A1" office:value-type="string">
            <text:p text:style-name="Table_20_Contents"><text:a xlink:type="simple" xlink:href="http://codeforces.com/gym/100825/status/A"><text:span text:style-name="T2"> x20</text:span></text:a><text:span text:style-name="T2"> </text:span></text:p>
          </table:table-cell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><text:a xlink:type="simple" xlink:href="http://codeforces.com/gym/100825/problem/B"><text:span text:style-name="T2">B </text:span></text:a></text:p>
          </table:table-cell>
          <table:table-cell table:style-name="表格1.A1" office:value-type="string">
            <text:p text:style-name="Table_20_Contents"><text:a xlink:type="simple" xlink:href="http://codeforces.com/gym/100825/problem/B"><text:span text:style-name="T2">Delete This!</text:span></text:a><text:span text:style-name="T2"> </text:span></text:p>
            <text:p text:style-name="P4">standard input/output </text:p>
            <text:p text:style-name="P4">1 s, 256 MB </text:p>
          </table:table-cell>
          <table:table-cell table:style-name="表格1.A1" office:value-type="string">
            <text:p text:style-name="Table_20_Contents"><text:a xlink:type="simple" xlink:href="http://codeforces.com/gym/100825/status/B"><text:span text:style-name="T2"> x44</text:span></text:a><text:span text:style-name="T2"> </text:span></text:p>
          </table:table-cell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3" office:value-type="string">
            <text:p text:style-name="Table_20_Contents"><text:a xlink:type="simple" xlink:href="http://codeforces.com/gym/100825/problem/C"><text:span text:style-name="T2">C </text:span></text:a></text:p>
          </table:table-cell>
          <table:table-cell table:style-name="表格1.A3" office:value-type="string">
            <text:p text:style-name="Table_20_Contents"><text:a xlink:type="simple" xlink:href="http://codeforces.com/gym/100825/problem/C"><text:span text:style-name="T2">KenKen You Do It?</text:span></text:a><text:span text:style-name="T2"> </text:span></text:p>
            <text:p text:style-name="P4">standard input/output </text:p>
            <text:p text:style-name="P4">1 s, 256 MB </text:p>
          </table:table-cell>
          <table:table-cell table:style-name="表格1.A3" office:value-type="string">
            <text:p text:style-name="Table_20_Contents"><text:a xlink:type="simple" xlink:href="http://codeforces.com/gym/100825/status/C"><text:span text:style-name="T2"> x57</text:span></text:a><text:span text:style-name="T2"> </text:span></text:p>
          </table:table-cell>
          <table:table-cell table:style-name="表格1.A1" office:value-type="string">
            <text:p text:style-name="P5">暴搜减枝</text:p>
          </table:table-cell>
          <table:table-cell table:style-name="表格1.A1" office:value-type="string">
            <text:p text:style-name="Table_20_Contents">yqp</text:p>
          </table:table-cell>
        </table:table-row>
        <table:table-row>
          <table:table-cell table:style-name="表格1.A4" office:value-type="string">
            <text:p text:style-name="Table_20_Contents"><text:a xlink:type="simple" xlink:href="http://codeforces.com/gym/100825/problem/D"><text:span text:style-name="T2">D </text:span></text:a></text:p>
          </table:table-cell>
          <table:table-cell table:style-name="表格1.A4" office:value-type="string">
            <text:p text:style-name="Table_20_Contents"><text:a xlink:type="simple" xlink:href="http://codeforces.com/gym/100825/problem/D"><text:span text:style-name="T2">Rings</text:span></text:a><text:span text:style-name="T2"> </text:span></text:p>
            <text:p text:style-name="P4">standard input/output </text:p>
            <text:p text:style-name="P4">1 s, 256 MB </text:p>
          </table:table-cell>
          <table:table-cell table:style-name="表格1.A4" office:value-type="string">
            <text:p text:style-name="Table_20_Contents"><text:a xlink:type="simple" xlink:href="http://codeforces.com/gym/100825/status/D"><text:span text:style-name="T2"> x218</text:span></text:a><text:span text:style-name="T2"> </text:span></text:p>
          </table:table-cell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4" office:value-type="string">
            <text:p text:style-name="Table_20_Contents"><text:a xlink:type="simple" xlink:href="http://codeforces.com/gym/100825/problem/E"><text:span text:style-name="T2">E </text:span></text:a></text:p>
          </table:table-cell>
          <table:table-cell table:style-name="表格1.A4" office:value-type="string">
            <text:p text:style-name="Table_20_Contents"><text:a xlink:type="simple" xlink:href="http://codeforces.com/gym/100825/problem/E"><text:span text:style-name="T2">Squawk Virus</text:span></text:a><text:span text:style-name="T2"> </text:span></text:p>
            <text:p text:style-name="P4">standard input/output </text:p>
            <text:p text:style-name="P4">1 s, 256 MB </text:p>
          </table:table-cell>
          <table:table-cell table:style-name="表格1.A4" office:value-type="string">
            <text:p text:style-name="Table_20_Contents"><text:a xlink:type="simple" xlink:href="http://codeforces.com/gym/100825/status/E"><text:span text:style-name="T2"> x193</text:span></text:a><text:span text:style-name="T2"> </text:span></text:p>
          </table:table-cell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4" office:value-type="string">
            <text:p text:style-name="Table_20_Contents"><text:a xlink:type="simple" xlink:href="http://codeforces.com/gym/100825/problem/F"><text:span text:style-name="T2">F </text:span></text:a></text:p>
          </table:table-cell>
          <table:table-cell table:style-name="表格1.A4" office:value-type="string">
            <text:p text:style-name="Table_20_Contents"><text:a xlink:type="simple" xlink:href="http://codeforces.com/gym/100825/problem/F"><text:span text:style-name="T2">Transportation Delegation</text:span></text:a><text:span text:style-name="T2"> </text:span></text:p>
            <text:p text:style-name="P4">standard input/output </text:p>
            <text:p text:style-name="P4">2 s, 256 MB </text:p>
          </table:table-cell>
          <table:table-cell table:style-name="表格1.A4" office:value-type="string">
            <text:p text:style-name="Table_20_Contents"><text:a xlink:type="simple" xlink:href="http://codeforces.com/gym/100825/status/F"><text:span text:style-name="T2"> x97</text:span></text:a><text:span text:style-name="T2"> </text:span></text:p>
          </table:table-cell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4" office:value-type="string">
            <text:p text:style-name="Table_20_Contents"><text:a xlink:type="simple" xlink:href="http://codeforces.com/gym/100825/problem/G"><text:span text:style-name="T2">G </text:span></text:a></text:p>
          </table:table-cell>
          <table:table-cell table:style-name="表格1.A4" office:value-type="string">
            <text:p text:style-name="Table_20_Contents"><text:a xlink:type="simple" xlink:href="http://codeforces.com/gym/100825/problem/G"><text:span text:style-name="T2">Tray Bien</text:span></text:a><text:span text:style-name="T2"> </text:span></text:p>
            <text:p text:style-name="P4">standard input/output </text:p>
            <text:p text:style-name="P4">1 s, 256 MB </text:p>
          </table:table-cell>
          <table:table-cell table:style-name="表格1.A4" office:value-type="string">
            <text:p text:style-name="Table_20_Contents"><text:a xlink:type="simple" xlink:href="http://codeforces.com/gym/100825/status/G"><text:span text:style-name="T2"> x107</text:span></text:a><text:span text:style-name="T2"> </text:span></text:p>
          </table:table-cell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><text:a xlink:type="simple" xlink:href="http://codeforces.com/gym/100825/problem/H"><text:span text:style-name="T2">H </text:span></text:a></text:p>
          </table:table-cell>
          <table:table-cell table:style-name="表格1.A1" office:value-type="string">
            <text:p text:style-name="Table_20_Contents"><text:a xlink:type="simple" xlink:href="http://codeforces.com/gym/100825/problem/H"><text:span text:style-name="T2">Trick Shot</text:span></text:a><text:span text:style-name="T2"> </text:span></text:p>
            <text:p text:style-name="P4">standard input/output </text:p>
            <text:p text:style-name="P4">1 s, 256 MB </text:p>
          </table:table-cell>
          <table:table-cell table:style-name="表格1.A1" office:value-type="string">
            <text:p text:style-name="Table_20_Contents"><text:a xlink:type="simple" xlink:href="http://codeforces.com/gym/100825/status/H"><text:span text:style-name="T2"> x21</text:span></text:a><text:span text:style-name="T2"> </text:span></text:p>
          </table:table-cell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4" office:value-type="string">
            <text:p text:style-name="Table_20_Contents"><text:a xlink:type="simple" xlink:href="http://codeforces.com/gym/100825/problem/I"><text:span text:style-name="T2">I </text:span></text:a></text:p>
          </table:table-cell>
          <table:table-cell table:style-name="表格1.A4" office:value-type="string">
            <text:p text:style-name="Table_20_Contents"><text:a xlink:type="simple" xlink:href="http://codeforces.com/gym/100825/problem/I"><text:span text:style-name="T2">What's on the Grille?</text:span></text:a><text:span text:style-name="T2"> </text:span></text:p>
            <text:p text:style-name="P4">standard input/output </text:p>
            <text:p text:style-name="P4">1 s, 256 MB </text:p>
          </table:table-cell>
          <table:table-cell table:style-name="表格1.A4" office:value-type="string">
            <text:p text:style-name="Table_20_Contents"><text:a xlink:type="simple" xlink:href="http://codeforces.com/gym/100825/status/I"><text:span text:style-name="T2"> x193</text:span></text:a></text:p>
          </table:table-cell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8:22:25.212822379</meta:creation-date>
    <dc:date>2016-08-25T18:43:25.257449820</dc:date>
    <meta:editing-duration>PT4M18S</meta:editing-duration>
    <meta:editing-cycles>1</meta:editing-cycles>
    <meta:document-statistic meta:table-count="1" meta:image-count="0" meta:object-count="0" meta:page-count="1" meta:paragraph-count="50" meta:word-count="103" meta:character-count="571" meta:non-whitespace-character-count="468"/>
    <meta:generator>LibreOffice/4.2.8.2$Linux_X86_64 LibreOffice_project/420m0$Build-2</meta:generator>
  </office:meta>
</office:document-meta>
</file>